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8cd0f6" draw:textarea-horizontal-align="justify" draw:textarea-vertical-align="middle" draw:auto-grow-height="false" fo:min-height="1.836cm" fo:min-width="8.686cm" fo:padding-top="0.165cm" fo:padding-bottom="0.165cm" fo:padding-left="0.29cm" fo:padding-right="0.29cm" draw:shadow="hidden" draw:shadow-offset-x="0cm" draw:shadow-offset-y="0.071cm"/>
    </style:style>
    <style:style style:name="gr2" style:family="graphic" style:parent-style-name="standard">
      <style:graphic-properties draw:stroke="solid" draw:stroke-dash="Fine_20_Dashe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92e285" draw:textarea-horizontal-align="justify" draw:textarea-vertical-align="middle" draw:auto-grow-height="false" fo:min-height="0.484cm" fo:min-width="3.534cm" fo:padding-top="0.165cm" fo:padding-bottom="0.165cm" fo:padding-left="0.29cm" fo:padding-right="0.29cm" draw:shadow="hidden" draw:shadow-offset-x="0cm" draw:shadow-offset-y="0.071cm"/>
    </style:style>
    <style:style style:name="gr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782cm" fo:min-width="2.532cm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1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1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33cm" fo:min-width="1.98cm" fo:padding-top="0.151cm" fo:padding-bottom="0.151cm" fo:padding-left="0.276cm" fo:padding-right="0.276cm"/>
    </style:style>
    <style:style style:name="gr2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603cm" fo:min-width="1.952cm" fo:padding-top="0.151cm" fo:padding-bottom="0.151cm" fo:padding-left="0.276cm" fo:padding-right="0.276cm"/>
    </style:style>
    <style:style style:name="gr2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2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2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8cd0f6"/>
      <style:paragraph-properties fo:text-align="center"/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ae1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2e285"/>
      <style:paragraph-properties fo:text-align="center"/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faeb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1cm" fo:margin-bottom="0.1cm" fo:line-height="100%" fo:text-align="center" fo:text-indent="0cm"/>
    </style:style>
    <style:style style:name="P9" style:family="paragraph">
      <loext:graphic-properties draw:fill="solid" draw:fill-color="#fae180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9.5cm" svg:height="2.4cm" svg:x="5.5cm" svg:y="1.4cm">
          <text:p text:style-name="P1"><text:span text:style-name="T1">Projeto: </text:span><text:span text:style-name="T1">Ficha </text:span><text:span text:style-name="T1">Lim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.8cm" svg:y1="12.5cm" svg:x2="3.148cm" svg:y2="12.5cm" svg:d="M1800 12500h1348" svg:viewBox="0 0 1349 1">
          <text:p/>
        </draw:connector>
        <draw:custom-shape draw:style-name="gr3" draw:text-style-name="P4" draw:layer="layout" svg:width="3.4cm" svg:height="1cm" svg:x="2.3cm" svg:y="11.9cm">
          <text:p text:style-name="P3"><text:span text:style-name="T2">5.Relatório da </text:span><text:span text:style-name="T2">Reunião</text:span></text:p>
          <text:p text:style-name="P3"><text:span text:style-name="T2"><text:s/></text:span><text:span text:style-name="T2">de 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0.2cm" svg:y1="3.8cm" svg:x2="10.2cm" svg:y2="5cm">
          <text:p/>
        </draw:line>
        <draw:line draw:style-name="gr4" draw:text-style-name="P5" draw:layer="layout" svg:x1="3.5cm" svg:y1="5cm" svg:x2="17.4cm" svg:y2="5cm">
          <text:p/>
        </draw:line>
        <draw:line draw:style-name="gr4" draw:text-style-name="P5" draw:layer="layout" svg:x1="3.5cm" svg:y1="5cm" svg:x2="3.5cm" svg:y2="5.7cm">
          <text:p/>
        </draw:line>
        <draw:custom-shape draw:style-name="gr5" draw:text-style-name="P6" draw:layer="layout" svg:width="4.2cm" svg:height="0.9cm" svg:x="1.5cm" svg:y="5.7cm">
          <text:p text:style-name="P1"><text:span text:style-name="T3">Planej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15.4cm" svg:y="5.7cm">
          <text:p text:style-name="P1"><text:span text:style-name="T3">Encerrament</text:span><text:span text:style-name="T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10.8cm" svg:y="5.7cm">
          <text:p text:style-name="P1"><text:span text:style-name="T3">Constr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6.1cm" svg:y="5.7cm">
          <text:p text:style-name="P1"><text:span text:style-name="T3">Elabo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8.2cm" svg:y1="5cm" svg:x2="8.2cm" svg:y2="5.7cm">
          <text:p/>
        </draw:line>
        <draw:line draw:style-name="gr4" draw:text-style-name="P5" draw:layer="layout" svg:x1="12.9cm" svg:y1="5cm" svg:x2="12.9cm" svg:y2="5.7cm">
          <text:p/>
        </draw:line>
        <draw:line draw:style-name="gr4" draw:text-style-name="P5" draw:layer="layout" svg:x1="17.4cm" svg:y1="5cm" svg:x2="17.4cm" svg:y2="5.7cm">
          <text:p/>
        </draw:line>
        <draw:line draw:style-name="gr4" draw:text-style-name="P5" draw:layer="layout" svg:x1="1.8cm" svg:y1="6.6cm" svg:x2="1.8cm" svg:y2="12.5cm">
          <text:p/>
        </draw:line>
        <draw:line draw:style-name="gr4" draw:text-style-name="P5" draw:layer="layout" svg:x1="11.1cm" svg:y1="6.6cm" svg:x2="11.1cm" svg:y2="10.8cm">
          <text:p/>
        </draw:line>
        <draw:line draw:style-name="gr4" draw:text-style-name="P5" draw:layer="layout" svg:x1="6.4cm" svg:y1="6.6cm" svg:x2="6.4cm" svg:y2="10cm">
          <text:p/>
        </draw:line>
        <draw:line draw:style-name="gr4" draw:text-style-name="P5" draw:layer="layout" svg:x1="1.8cm" svg:y1="7.6cm" svg:x2="2.4cm" svg:y2="7.6cm">
          <text:p/>
        </draw:line>
        <draw:line draw:style-name="gr4" draw:text-style-name="P5" draw:layer="layout" svg:x1="15.7cm" svg:y1="6.6cm" svg:x2="15.7cm" svg:y2="10cm">
          <text:p/>
        </draw:line>
        <draw:custom-shape draw:style-name="gr6" draw:text-style-name="P4" draw:layer="layout" svg:width="3.2cm" svg:height="0.8cm" svg:x="2.3cm" svg:y="7.2cm">
          <text:p text:style-name="P3"><text:span text:style-name="T2">1. Termo de 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.8cm" svg:y1="8.8cm" svg:x2="2.4cm" svg:y2="8.8cm">
          <text:p/>
        </draw:line>
        <draw:line draw:style-name="gr4" draw:text-style-name="P5" draw:layer="layout" svg:x1="1.8cm" svg:y1="10cm" svg:x2="2.4cm" svg:y2="10cm">
          <text:p/>
        </draw:line>
        <draw:line draw:style-name="gr4" draw:text-style-name="P5" draw:layer="layout" svg:x1="1.8cm" svg:y1="11.2cm" svg:x2="2.4cm" svg:y2="11.2cm">
          <text:p/>
        </draw:line>
        <draw:custom-shape draw:style-name="gr7" draw:text-style-name="P4" draw:layer="layout" svg:width="3.2cm" svg:height="0.8cm" svg:x="2.301cm" svg:y="8.401cm">
          <text:p text:style-name="P3"><text:span text:style-name="T2">2. Esco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2cm" svg:height="0.8cm" svg:x="2.302cm" svg:y="9.602cm">
          <text:p text:style-name="P3"><text:span text:style-name="T2">3. Cron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2cm" svg:height="0.8cm" svg:x="2.303cm" svg:y="10.803cm">
          <text:p text:style-name="P3"><text:span text:style-name="T2">4. Reunião de </text:span></text:p>
          <text:p text:style-name="P3"><text:span text:style-name="T2">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.8cm" svg:y1="10.7cm" svg:x2="1.8cm" svg:y2="11.2cm">
          <text:p/>
        </draw:line>
        <draw:custom-shape draw:style-name="gr10" draw:text-style-name="P4" draw:layer="layout" svg:width="3.2cm" svg:height="0.8cm" svg:x="7cm" svg:y="7.2cm">
          <text:p text:style-name="P3"><text:span text:style-name="T2">1. Análise de</text:span></text:p>
          <text:p text:style-name="P3"><text:span text:style-name="T2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2cm" svg:height="1.2cm" svg:x="11.7cm" svg:y="7.2cm">
          <text:p text:style-name="P3"><text:span text:style-name="T2">1. Preparação do </text:span></text:p>
          <text:p text:style-name="P3"><text:span text:style-name="T2">Ambiente de</text:span></text:p>
          <text:p text:style-name="P3"><text:span text:style-name="T2">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2cm" svg:height="0.8cm" svg:x="16.3cm" svg:y="7.2cm">
          <text:p text:style-name="P3"><text:span text:style-name="T2">1. Relatóri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4cm" svg:y1="7.6cm" svg:x2="7cm" svg:y2="7.6cm">
          <text:p/>
        </draw:line>
        <draw:line draw:style-name="gr4" draw:text-style-name="P5" draw:layer="layout" svg:x1="11.1cm" svg:y1="7.8cm" svg:x2="11.7cm" svg:y2="7.8cm">
          <text:p/>
        </draw:line>
        <draw:line draw:style-name="gr4" draw:text-style-name="P5" draw:layer="layout" svg:x1="15.7cm" svg:y1="7.6cm" svg:x2="16.3cm" svg:y2="7.6cm">
          <text:p/>
        </draw:line>
        <draw:custom-shape draw:style-name="gr13" draw:text-style-name="P4" draw:layer="layout" svg:width="3.2cm" svg:height="0.8cm" svg:x="7cm" svg:y="8.4cm">
          <text:p text:style-name="P3"><text:span text:style-name="T2">2. Documentação</text:span></text:p>
          <text:p text:style-name="P3"><text:span text:style-name="T2">de 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2cm" svg:height="0.8cm" svg:x="11.7cm" svg:y="8.7cm">
          <text:p text:style-name="P3"><text:span text:style-name="T2">2. 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3.2cm" svg:height="0.8cm" svg:x="16.3cm" svg:y="8.4cm">
          <text:p text:style-name="P3"><text:span text:style-name="T2">2. Feedback do</text:span></text:p>
          <text:p text:style-name="P3"><text:span text:style-name="T2">Público alvo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4cm" svg:y1="8.8cm" svg:x2="7cm" svg:y2="8.8cm">
          <text:p/>
        </draw:line>
        <draw:line draw:style-name="gr4" draw:text-style-name="P5" draw:layer="layout" svg:x1="6.4cm" svg:y1="10cm" svg:x2="7.2cm" svg:y2="10cm">
          <text:p/>
        </draw:line>
        <draw:custom-shape draw:style-name="gr16" draw:text-style-name="P4" draw:layer="layout" svg:width="3.2cm" svg:height="0.8cm" svg:x="7cm" svg:y="9.6cm">
          <text:p text:style-name="P3"><text:span text:style-name="T2">3. Validação de </text:span></text:p>
          <text:p text:style-name="P3"><text:span text:style-name="T2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1.1cm" svg:y1="9.1cm" svg:x2="11.7cm" svg:y2="9.1cm">
          <text:p/>
        </draw:line>
        <draw:line draw:style-name="gr4" draw:text-style-name="P5" draw:layer="layout" svg:x1="11.1cm" svg:y1="10.8cm" svg:x2="11.1cm" svg:y2="23.9cm">
          <text:p/>
        </draw:line>
        <draw:line draw:style-name="gr4" draw:text-style-name="P5" draw:layer="layout" svg:x1="12cm" svg:y1="9.5cm" svg:x2="12cm" svg:y2="13.6cm">
          <text:p/>
        </draw:line>
        <draw:line draw:style-name="gr4" draw:text-style-name="P5" draw:layer="layout" svg:x1="12cm" svg:y1="10.4cm" svg:x2="12.6cm" svg:y2="10.4cm">
          <text:p/>
        </draw:line>
        <draw:custom-shape draw:style-name="gr17" draw:text-style-name="P7" draw:layer="layout" svg:width="2.6cm" svg:height="1.4cm" svg:x="12.6cm" svg:y="9.7cm">
          <text:p text:style-name="P3"><text:span text:style-name="T2">2.1. Construção: </text:span></text:p>
          <text:p text:style-name="P3"><text:span text:style-name="T2">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2.6cm" svg:height="1.4cm" svg:x="12.6cm" svg:y="11.3cm">
          <text:p text:style-name="P3"><text:span text:style-name="T2">2.1. Construção: </text:span></text:p>
          <text:p text:style-name="P3"><text:span text:style-name="T2">Lado do 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3.6cm" svg:x2="12.6cm" svg:y2="13.6cm">
          <text:p/>
        </draw:line>
        <draw:custom-shape draw:style-name="gr19" draw:text-style-name="P7" draw:layer="layout" svg:width="2.6cm" svg:height="1.4cm" svg:x="12.6cm" svg:y="12.9cm">
          <text:p text:style-name="P3"><text:span text:style-name="T2">2.1. Construção: </text:span></text:p>
          <text:p text:style-name="P3"><text:span text:style-name="T2">Lado do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2cm" svg:x2="12.6cm" svg:y2="12cm">
          <text:p/>
        </draw:line>
        <draw:custom-shape draw:style-name="gr20" draw:text-style-name="P4" draw:layer="layout" svg:width="3.2cm" svg:height="0.8cm" svg:x="11.701cm" svg:y="20.801cm">
          <text:p text:style-name="P3"><text:span text:style-name="T2">6. Validação do</text:span></text:p>
          <text:p text:style-name="P3"><text:span text:style-name="T2">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.2cm" svg:height="0.8cm" svg:x="11.702cm" svg:y="23.502cm">
          <text:p text:style-name="P3"><text:span text:style-name="T2">8. Implement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1.1cm" svg:y1="23.9cm" svg:x2="11.7cm" svg:y2="23.9cm">
          <text:p/>
        </draw:line>
        <draw:line draw:style-name="gr4" draw:text-style-name="P5" draw:layer="layout" svg:x1="11.1cm" svg:y1="21.2cm" svg:x2="11.7cm" svg:y2="21.2cm">
          <text:p/>
        </draw:line>
        <draw:line draw:style-name="gr4" draw:text-style-name="P5" draw:layer="layout" svg:x1="11.1cm" svg:y1="17.7cm" svg:x2="11.7cm" svg:y2="17.7cm">
          <text:p/>
        </draw:line>
        <draw:line draw:style-name="gr4" draw:text-style-name="P5" draw:layer="layout" svg:x1="15.7cm" svg:y1="8.8cm" svg:x2="16.3cm" svg:y2="8.8cm">
          <text:p/>
        </draw:line>
        <draw:custom-shape draw:style-name="gr22" draw:text-style-name="P4" draw:layer="layout" svg:width="3.2cm" svg:height="0.8cm" svg:x="16.301cm" svg:y="9.601cm">
          <text:p text:style-name="P3"><text:span text:style-name="T2">3. Validação do </text:span></text:p>
          <text:p text:style-name="P3"><text:span text:style-name="T2">Produto Final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5.7cm" svg:y1="10cm" svg:x2="16.3cm" svg:y2="10cm">
          <text:p/>
        </draw:line>
        <draw:line draw:style-name="gr4" draw:text-style-name="P5" draw:layer="layout" svg:x1="12cm" svg:y1="17.3cm" svg:x2="12cm" svg:y2="20cm">
          <text:p/>
        </draw:line>
        <draw:custom-shape draw:style-name="gr23" draw:text-style-name="P4" draw:layer="layout" svg:width="3.2cm" svg:height="0.8cm" svg:x="11.7cm" svg:y="17.3cm">
          <text:p text:style-name="P3"><text:span text:style-name="T2">5. Teste</text:span><text:span text:style-name="T2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8.9cm" svg:x2="12.6cm" svg:y2="18.9cm">
          <text:p/>
        </draw:line>
        <draw:custom-shape draw:style-name="gr24" draw:text-style-name="P7" draw:layer="layout" svg:width="2.6cm" svg:height="0.7cm" svg:x="12.5cm" svg:y="18.5cm">
          <text:p text:style-name="P3"><text:span text:style-name="T2">5.1.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20cm" svg:x2="12.6cm" svg:y2="20cm">
          <text:p/>
        </draw:line>
        <draw:custom-shape draw:style-name="gr25" draw:text-style-name="P7" draw:layer="layout" svg:width="2.6cm" svg:height="1.001cm" svg:x="12.5cm" svg:y="19.499cm">
          <text:p text:style-name="P3"><text:span text:style-name="T2">5.2. Análise </text:span></text:p>
          <text:p text:style-name="P3"><text:span text:style-name="T2">dos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1cm" svg:y1="15.201cm" svg:x2="12.449cm" svg:y2="15.201cm" svg:d="M11101 15201h1348" svg:viewBox="0 0 1349 1">
          <text:p/>
        </draw:connector>
        <draw:custom-shape draw:style-name="gr26" draw:text-style-name="P9" draw:layer="layout" svg:width="3.3cm" svg:height="0.9cm" svg:x="11.701cm" svg:y="14.701cm">
          <text:p text:style-name="P8"><text:span text:style-name="T2"/></text:p>
          <text:p text:style-name="P3"><text:span text:style-name="T2">3. Relatório da </text:span></text:p>
          <text:p text:style-name="P3"><text:span text:style-name="T2">Reunião 2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2cm" svg:y1="16.502cm" svg:x2="12.45cm" svg:y2="16.502cm" svg:d="M11102 16502h1348" svg:viewBox="0 0 1349 1">
          <text:p/>
        </draw:connector>
        <draw:custom-shape draw:style-name="gr27" draw:text-style-name="P9" draw:layer="layout" svg:width="3.3cm" svg:height="0.9cm" svg:x="11.702cm" svg:y="16.002cm">
          <text:p text:style-name="P8"><text:span text:style-name="T2"/></text:p>
          <text:p text:style-name="P3"><text:span text:style-name="T2">4. Relatório da </text:span></text:p>
          <text:p text:style-name="P3"><text:span text:style-name="T2">Reunião 3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3cm" svg:y1="22.603cm" svg:x2="12.451cm" svg:y2="22.603cm" svg:d="M11103 22603h1348" svg:viewBox="0 0 1349 1">
          <text:p/>
        </draw:connector>
        <draw:custom-shape draw:style-name="gr28" draw:text-style-name="P9" draw:layer="layout" svg:width="3.3cm" svg:height="0.9cm" svg:x="11.703cm" svg:y="22.103cm">
          <text:p text:style-name="P8"><text:span text:style-name="T2"/></text:p>
          <text:p text:style-name="P3"><text:span text:style-name="T2">7. Relatório da </text:span></text:p>
          <text:p text:style-name="P3"><text:span text:style-name="T2">Reunião 4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5:11:05.201000000</meta:creation-date>
    <dc:date>2018-03-31T11:56:59.699387185</dc:date>
    <meta:editing-duration>PT1H28M4S</meta:editing-duration>
    <meta:editing-cycles>14</meta:editing-cycles>
    <meta:generator>LibreOffice/5.1.6.2$Linux_X86_64 LibreOffice_project/10m0$Build-2</meta:generator>
    <meta:document-statistic meta:object-count="67"/>
  </office:meta>
</office:document-meta>
</file>